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ig_20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Big_20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120pt" fo:letter-spacing="normal" fo:font-style="normal" style:text-underline-style="none" fo:font-weight="normal" style:font-name-asian="Roboto" style:font-size-asian="120pt" style:font-style-asian="normal" style:font-weight-asian="normal" style:font-name-complex="Roboto" style:font-size-complex="1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636cm" text:min-label-width="0.634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36cm" text:min-label-width="0.634cm"/>
        <style:text-properties style:font-name="Roboto" fo:color="#434343" fo:font-size="100%"/>
      </text:list-level-style-bullet>
      <text:list-level-style-bullet text:level="2" text:bullet-char="○">
        <style:list-level-properties text:space-before="1.906cm" text:min-label-width="0.634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636cm" text:min-label-width="0.634cm"/>
        <style:text-properties fo:color="#434343" fo:font-size="100%"/>
      </text:list-level-style-number>
      <text:list-level-style-bullet text:level="2" text:bullet-char="○">
        <style:list-level-properties text:space-before="1.906cm" text:min-label-width="0.634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1.906cm" text:min-label-width="0.634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1.906cm" text:min-label-width="0.634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5" presentation:style-name="pr1" draw:text-style-name="P2" draw:layer="layout" svg:width="21.062cm" svg:height="2.329cm" svg:x="0.657cm" svg:y="3.638cm" presentation:class="title" presentation:user-transformed="true">
          <draw:text-box>
            <text:p text:style-name="P1"><text:span text:style-name="T1">Sistemas Operacionais I</text:span><text:span text:style-name="T1"><text:line-break/></text:span><text:span text:style-name="T1"><text:line-break/></text:span><text:span text:style-name="T2">Trabalho 1: Ray-Tracing</text:span></text:p>
          </draw:text-box>
        </draw:frame>
        <draw:frame draw:name="Shape 86" presentation:style-name="pr2" draw:text-style-name="P3" draw:layer="layout" svg:width="23.721cm" svg:height="1.202cm" svg:x="0.398cm" svg:y="11.954cm" presentation:class="subtitle" presentation:user-transformed="true">
          <draw:text-box>
            <text:p text:style-name="P1"><text:span text:style-name="T3">Grupo: Breno Brandão, Bruno Fontes, Ingryd Moura, Leonídia Barreto</text:span></text:p>
          </draw:text-box>
        </draw:frame>
        <presentation:notes draw:style-name="dp2">
          <draw:page-thumbnail draw:name="Shape 82" draw:style-name="gr1" draw:layer="layout" svg:width="16.933cm" svg:height="9.524cm" svg:x="1.059cm" svg:y="1.905cm" draw:page-number="1" presentation:class="page"/>
          <draw:frame draw:name="Shape 8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a original" draw:style-name="dp1" draw:master-page-name="Title_20_and_20_body" presentation:presentation-page-layout-name="AL2T1">
        <draw:frame draw:name="Shape 91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Programa original</text:span></text:p>
          </draw:text-box>
        </draw:frame>
        <draw:frame draw:name="Shape 92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5">O tempo aproximado de execução do programa original é de 15,33 segundos</text:span></text:p>
              </text:list-item>
            </text:list>
            <text:p text:style-name="P6"><text:span text:style-name="T5"/></text:p>
            <text:list text:continue-numbering="true" text:style-name="L4">
              <text:list-item>
                <text:p text:style-name="P6"><text:span text:style-name="T5"><text:s/></text:span><text:span text:style-name="T5">Foi utilizado um processador de 4 núcleos na execução de todas as versões do programas</text:span></text:p>
              </text:list-item>
            </text:list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2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os" draw:style-name="dp1" draw:master-page-name="Title_20_and_20_body" presentation:presentation-page-layout-name="AL2T1">
        <draw:frame draw:name="Shape 9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Processos</text:span></text:p>
          </draw:text-box>
        </draw:frame>
        <draw:frame draw:name="Shape 98" presentation:style-name="pr5" draw:text-style-name="P7" draw:layer="layout" svg:width="23.667cm" svg:height="10.1cm" svg:x="0.866cm" svg:y="3.416cm" presentation:class="outline" presentation:user-transformed="true">
          <draw:text-box>
            <text:list text:style-name="L4">
              <text:list-item>
                <text:p text:style-name="P6"><text:span text:style-name="T5">Foram criadas 4 funções: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divide(): Retorna as divisões da imagem, de acordo com o número de divisões pedido.</text:span></text:p>
                  </text:list-item>
                  <text:list-item>
                    <text:p text:style-name="P6"><text:span text:style-name="T6">comecaraytracerloopcoordenadas(): Centraliza chamadas de funções que tratam imagem, é onde está a criação de processos (fork).</text:span></text:p>
                  </text:list-item>
                  <text:list-item>
                    <text:p text:style-name="P6"><text:span text:style-name="T6">raytracerLoop() e raytracerLoopref(): Tratam parte da imagem passada.</text:span></text:p>
                  </text:list-item>
                </text:list>
              </text:list-item>
              <text:list-item>
                <text:p text:style-name="P6"><text:span text:style-name="T5">Uso de shared memory no fork()</text:span></text:p>
                <text:list>
                  <text:list-item>
                    <text:p text:style-name="P6"><text:span text:style-name="T6">shmget(): Cria endereço na memória.</text:span></text:p>
                  </text:list-item>
                  <text:list-item>
                    <text:p text:style-name="P1"><text:span text:style-name="T6">shmat(): Retorna ponteiro para endereço na memória.</text:span></text:p>
                  </text:list-item>
                </text:list>
              </text:list-item>
              <text:list-item>
                <text:p text:style-name="P6"><text:span text:style-name="T5">O tempo médio de execução, fazendo uso de 1 processo é de 15,60 segundos</text:span></text:p>
              </text:list-item>
              <text:list-item>
                <text:p text:style-name="P6"><text:span text:style-name="T5">O tempo médio de execução, utilizando 20 processos é </text:span><text:span text:style-name="T5"><text:line-break/></text:span><text:span text:style-name="T5">de 7 segundos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3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eads" draw:style-name="dp1" draw:master-page-name="Title_20_and_20_body" presentation:presentation-page-layout-name="AL2T1">
        <draw:frame draw:name="Shape 103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Threads</text:span></text:p>
          </draw:text-box>
        </draw:frame>
        <draw:frame draw:name="Shape 104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6"><text:span text:style-name="T5">Foi criada a função raytracerLoop contendo os loops que tratam parte da imagem. Além disso, foi criado um vetor da estrutura varFromLoop, que contém os parâmetros necessários para a execução do raytracerLoop. </text:span></text:p>
            <text:list text:style-name="L4">
              <text:list-item>
                <text:p text:style-name="P6"><text:span text:style-name="T5">Acontecem os seguintes tempos médios de execução:</text:span></text:p>
              </text:list-item>
            </text:list>
            <text:list text:style-name="L9">
              <text:list-item>
                <text:p text:style-name="P6"><text:span text:style-name="T5">Com 1 thread: 15,30 segundos</text:span></text:p>
              </text:list-item>
              <text:list-item>
                <text:p text:style-name="P6"><text:span text:style-name="T5">Com <text:s/>4 threads: 8,40 segundos</text:span></text:p>
              </text:list-item>
              <text:list-item>
                <text:p text:style-name="P6"><text:span text:style-name="T5">Com <text:s/>8 threads: 7 segundos</text:span></text:p>
              </text:list-item>
              <text:list-item>
                <text:p text:style-name="P6"><text:span text:style-name="T5">Com <text:s/>12 threads: 6,90 segundos</text:span></text:p>
              </text:list-item>
            </text:list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4" presentation:class="page"/>
          <draw:frame draw:name="Shape 1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MP" draw:style-name="dp1" draw:master-page-name="Title_20_and_20_body" presentation:presentation-page-layout-name="AL2T1">
        <draw:frame draw:name="Shape 109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OpenMP</text:span></text:p>
          </draw:text-box>
        </draw:frame>
        <draw:frame draw:name="Shape 110" presentation:style-name="pr5" draw:text-style-name="P7" draw:layer="layout" svg:width="23.667cm" svg:height="9.565cm" svg:x="0.866cm" svg:y="3.451cm" presentation:class="outline" presentation:user-transformed="true">
          <draw:text-box>
            <text:p text:style-name="P6"><text:span text:style-name="T5">Como threads compartilham o mesmo espaço de endereçamento, foi preciso declarar as variáveis s e j dentro do primeiro for, para que toda a imagem fosse carregada corretamente.</text:span></text:p>
            <text:p text:style-name="P6"><text:span text:style-name="T5"/></text:p>
            <text:list text:style-name="L4">
              <text:list-item>
                <text:p text:style-name="P6"><text:span text:style-name="T5">Acontecem os seguintes tempos médios de execução:</text:span></text:p>
              </text:list-item>
            </text:list>
            <text:list text:style-name="L9">
              <text:list-item>
                <text:p text:style-name="P6"><text:span text:style-name="T5">Com 1 thread: 15,80 segundos </text:span></text:p>
              </text:list-item>
              <text:list-item>
                <text:p text:style-name="P6"><text:span text:style-name="T5">Com <text:s/>4 threads: 7,44 segundos</text:span></text:p>
              </text:list-item>
              <text:list-item>
                <text:p text:style-name="P6"><text:span text:style-name="T5">Com <text:s/>8 threads: 7,14 segundos</text:span></text:p>
              </text:list-item>
              <text:list-item>
                <text:p text:style-name="P6"><text:span text:style-name="T5">Com <text:s/>12 threads: 6,90 segundos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name="Shape 106" draw:style-name="gr1" draw:layer="layout" svg:width="16.932cm" svg:height="9.524cm" svg:x="1.059cm" svg:y="1.905cm" draw:page-number="5" presentation:class="page"/>
          <draw:frame draw:name="Shape 1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" draw:style-name="dp1" draw:master-page-name="Big_20_number">
        <draw:frame draw:name="Shape 115" presentation:style-name="pr7" draw:text-style-name="P9" draw:layer="layout" svg:width="23.667cm" svg:height="5.64cm" svg:x="0.866cm" svg:y="3.489cm" presentation:class="title" presentation:user-transformed="true">
          <draw:text-box>
            <text:p text:style-name="P8"><text:span text:style-name="T7">Fim</text:span></text:p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6" presentation:class="page"/>
          <draw:frame draw:name="Shape 11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2a3990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ig_20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Big_20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g draw:name="Shape 29">
        <draw:custom-shape draw:name="Shape 30" draw:style-name="Mgr6" draw:text-style-name="MP11" draw:layer="layout" svg:width="2.747cm" svg:height="2.743cm" svg:x="22.652cm" svg:y="10.844cm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6" draw:text-style-name="MP11" draw:layer="layout" svg:width="2.747cm" svg:height="2.743cm" svg:x="17.168cm" svg:y="10.844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7" draw:text-style-name="MP12" draw:layer="layout" svg:width="2.747cm" svg:height="2.743cm" svg:x="19.917cm" svg:y="10.844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8" draw:text-style-name="MP13" draw:layer="layout" svg:width="2.747cm" svg:height="2.743cm" draw:transform="rotate (-3.14159265358979) translate (25.4cm 13.588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9" draw:text-style-name="MP14" draw:layer="layout" svg:width="25.399cm" svg:height="0.699cm" svg:x="0cm" svg:y="13.588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5" draw:text-style-name="MP15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6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1">
      <draw:g draw:name="Shape 70">
        <draw:custom-shape draw:name="Shape 71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73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74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75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76" presentation:style-name="Mpr9" draw:text-style-name="MP16" draw:layer="backgroundobjects" svg:width="23.667cm" svg:height="5.64cm" svg:x="0.866cm" svg:y="3.489cm" presentation:class="title" presentation:user-transformed="true">
        <draw:text-box>
          <text:p/>
        </draw:text-box>
      </draw:frame>
      <draw:frame draw:name="Shape 77" presentation:style-name="Big_20_number-outline1" draw:layer="backgroundobjects" svg:width="23.667cm" svg:height="3.56cm" svg:x="0.866cm" svg:y="9.359cm" presentation:class="outline" presentation:placeholder="true" presentation:user-transformed="true">
        <draw:text-box/>
      </draw:frame>
      <draw:frame draw:name="Shape 78" presentation:style-name="Mpr10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Big_20_number-title" draw:layer="backgroundobjects" svg:width="16.931cm" svg:height="9.524cm" svg:x="1.059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8"/>
    <meta:generator>LibreOfficeDev/5.1.0.3$Linux_X86_64 LibreOffice_project/</meta:generator>
  </office:meta>
</office:document-meta>
</file>